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88cm" fo:min-width="10.30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05cm" fo:min-width="18.6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3.4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7.27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8.34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7.74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5.77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7.236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638cm" fo:min-width="0.95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7.9cm" svg:x="21.9cm" svg:y="1.2cm">
          <text:p text:style-name="P1">http://dlc.wakame.axsh.jp/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2cm" svg:height="4.8cm" svg:x="1.2cm" svg:y="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.236cm" svg:height="1.6cm" svg:x="1.7cm" svg:y="2.3cm">
          <text:p text:style-name="P1">vmbui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027cm" svg:height="1.6cm" svg:x="13.173cm" svg:y="2.3cm">
          <text:p text:style-name="P1">kemukins-box-rhel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.1cm" svg:height="1.6cm" svg:x="10.7cm" svg:y="14.2cm">
          <text:p text:style-name="P1">buildshelf-rhel6-set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8.5cm" svg:height="1.6cm" svg:x="1.8cm" svg:y="14.2cm">
          <text:p text:style-name="P1">buildbook-rhel6-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6.526cm" svg:height="1.6cm" svg:x="6.3cm" svg:y="2.3cm">
          <text:p text:style-name="P1"><text:s/>buildbook-rhel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992cm" svg:height="1.6cm" svg:x="23.308cm" svg:y="13.6cm">
          <text:p text:style-name="P1">wakame-ci-clu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cm" svg:height="5.7cm" svg:x="25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6:30:53.261312237</meta:creation-date>
    <dc:date>2014-11-13T17:15:52.103456955</dc:date>
    <meta:editing-duration>PT44M56S</meta:editing-duration>
    <meta:editing-cycles>11</meta:editing-cycles>
    <meta:generator>LibreOffice/4.3.3.2$Linux_X86_64 LibreOffice_project/430m0$Build-2</meta:generator>
    <meta:document-statistic meta:object-count="9"/>
  </office:meta>
</office:document-meta>
</file>